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fab7" officeooo:paragraph-rsid="0011fab7"/>
    </style:style>
    <style:style style:name="P2" style:family="paragraph" style:parent-style-name="Standard">
      <style:text-properties officeooo:rsid="0011fab7" officeooo:paragraph-rsid="0012be5e"/>
    </style:style>
    <style:style style:name="P3" style:family="paragraph" style:parent-style-name="Standard">
      <style:text-properties officeooo:rsid="0012be5e" officeooo:paragraph-rsid="0012be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viT:<text:line-break/>1) <text:a xlink:type="simple" xlink:href="https://arxiv.org/pdf/2112.01526.pdf" text:style-name="Internet_20_link" text:visited-style-name="Visited_20_Internet_20_Link">https://arxiv.org/pdf/2112.01526.pdf</text:a></text:p>
      <text:p text:style-name="P1">2) <text:a xlink:type="simple" xlink:href="https://arxiv.org/pdf/2104.11227.pdf" text:style-name="Internet_20_link" text:visited-style-name="Visited_20_Internet_20_Link">https://arxiv.org/pdf/2104.11227.pdf</text:a></text:p>
      <text:p text:style-name="P1">3) <text:a xlink:type="simple" xlink:href="https://youtu.be/IG4il10zx68" text:style-name="Internet_20_link" text:visited-style-name="Visited_20_Internet_20_Link">https://youtu.be/IG4il10zx68</text:a></text:p>
      <text:p text:style-name="P1"/>
      <text:p text:style-name="P1"/>
      <text:p text:style-name="P1">ResNet:</text:p>
      <text:p text:style-name="P1">1) <text:a xlink:type="simple" xlink:href="https://arxiv.org/pdf/1711.11248.pdf" text:style-name="Internet_20_link" text:visited-style-name="Visited_20_Internet_20_Link">https://arxiv.org/pdf/1711.11248.pdf</text:a></text:p>
      <text:p text:style-name="P1">2) <text:a xlink:type="simple" xlink:href="https://neurohive.io/ru/vidy-nejrosetej/resnet-34-50-101/" text:style-name="Internet_20_link" text:visited-style-name="Visited_20_Internet_20_Link">https://neurohive.io/ru/vidy-nejrosetej/resnet-34-50-101/</text:a></text:p>
      <text:p text:style-name="P1">3) <text:a xlink:type="simple" xlink:href="https://datascience.eu/ru/машинное-обучение/обзор-resnet-и-его-вариантов/" text:style-name="Internet_20_link" text:visited-style-name="Visited_20_Internet_20_Link">https://datascience.eu/ru/%D0%BC%D0%B0%D1%88%D0%B8%D0%BD%D0%BD%D0%BE%D0%B5-%D0%BE%D0%B1%D1%83%D1%87%D0%B5%D0%BD%D0%B8%D0%B5/%D0%BE%D0%B1%D0%B7%D0%BE%D1%80-resnet-%D0%B8-%D0%B5%D0%B3%D0%BE-%D0%B2%D0%B0%D1%80%D0%B8%D0%B0%D0%BD%D1%82%D0%BE%D0%B2/</text:a></text:p>
      <text:p text:style-name="P1"/>
      <text:p text:style-name="P1">S3D:</text:p>
      <text:p text:style-name="P1">1) <text:a xlink:type="simple" xlink:href="https://arxiv.org/pdf/1712.04851.pdf" text:style-name="Internet_20_link" text:visited-style-name="Visited_20_Internet_20_Link">https://arxiv.org/pdf/1712.04851.pdf</text:a></text:p>
      <text:p text:style-name="P1"/>
      <text:p text:style-name="P1">Swin Transformer:</text:p>
      <text:p text:style-name="P1">1) <text:a xlink:type="simple" xlink:href="https://arxiv.org/pdf/2106.13230.pdf" text:style-name="Internet_20_link" text:visited-style-name="Visited_20_Internet_20_Link">https://arxiv.org/pdf/2106.13230.pdf</text:a></text:p>
      <text:p text:style-name="P3">2) <text:a xlink:type="simple" xlink:href="https://habr.com/ru/articles/599057/" text:style-name="Internet_20_link" text:visited-style-name="Visited_20_Internet_20_Link">https://habr.com/ru/articles/599057/</text:a></text:p>
      <text:p text:style-name="P2"/>
      <text:p text:style-name="P3">Еще эти модели можно посмотреть на HuggingFace:</text:p>
      <text:p text:style-name="P3"><text:a xlink:type="simple" xlink:href="https://huggingface.co/docs/transformers/index" text:style-name="Internet_20_link" text:visited-style-name="Visited_20_Internet_20_Link">https://huggingface.co/docs/transformers/index</text:a></text:p>
      <text:p text:style-name="P3"/>
      <text:p text:style-name="P3">Еще встретил модель SlowFast</text:p>
      <text:p text:style-name="P3">1) <text:a xlink:type="simple" xlink:href="https://pytorch.org/hub/facebookresearch_pytorchvideo_slowfast/" text:style-name="Internet_20_link" text:visited-style-name="Visited_20_Internet_20_Link">https://pytorch.org/hub/facebookresearch_pytorchvideo_slowfast/</text:a></text:p>
      <text:p text:style-name="P3">2) <text:a xlink:type="simple" xlink:href="https://arxiv.org/pdf/1812.03982.pdf" text:style-name="Internet_20_link" text:visited-style-name="Visited_20_Internet_20_Link">https://arxiv.org/pdf/1812.03982.pdf</text:a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14:19:01.813078682</meta:creation-date>
    <dc:date>2023-07-04T14:33:27.062716875</dc:date>
    <meta:editing-duration>PT4M15S</meta:editing-duration>
    <meta:editing-cycles>1</meta:editing-cycles>
    <meta:document-statistic meta:table-count="0" meta:image-count="0" meta:object-count="0" meta:page-count="1" meta:paragraph-count="17" meta:word-count="39" meta:character-count="831" meta:non-whitespace-character-count="809"/>
    <meta:generator>LibreOffice/7.3.7.2$Linux_X86_64 LibreOffice_project/30$Build-2</meta:generator>
  </office:meta>
</office:document-meta>
</file>